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CF000003E89F67EAE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912cm" svg:x="1.209cm" svg:y="6.155cm">
          <draw:image xlink:href="Pictures/10000000000004CF000003E89F67EAE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hir bhatnagr</meta:initial-creator>
    <meta:creation-date>2014-01-21T00:13:57</meta:creation-date>
    <dc:date>2014-01-21T00:14:53</dc:date>
    <dc:creator>sahir bhatnagr</dc:creator>
    <meta:editing-duration>P0D</meta:editing-duration>
    <meta:editing-cycles>1</meta:editing-cycles>
    <meta:document-statistic meta:object-count="1"/>
    <meta:generator>LibreOffice/4.0.2.2$Linux_X86_64 LibreOffice_project/400m0$Build-2</meta:generator>
  </office:meta>
</office:document-meta>
</file>